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Trebuchet MS" officeooo:rsid="0018c038" officeooo:paragraph-rsid="0018c038"/>
    </style:style>
    <style:style style:name="P2" style:family="paragraph" style:parent-style-name="Text_20_body" style:list-style-name="L1">
      <style:text-properties style:font-name="Trebuchet MS" officeooo:rsid="001a67e3" officeooo:paragraph-rsid="001a67e3"/>
    </style:style>
    <style:style style:name="P3" style:family="paragraph" style:parent-style-name="Text_20_body" style:list-style-name="L1">
      <style:text-properties style:font-name="Trebuchet MS" officeooo:rsid="001a67e3" officeooo:paragraph-rsid="001bc8ec"/>
    </style:style>
    <style:style style:name="P4" style:family="paragraph" style:parent-style-name="Text_20_body" style:list-style-name="L1">
      <style:text-properties style:font-name="Trebuchet MS" officeooo:rsid="001cfc90" officeooo:paragraph-rsid="001cfc90"/>
    </style:style>
    <style:style style:name="P5" style:family="paragraph" style:parent-style-name="Text_20_body" style:list-style-name="L1">
      <style:text-properties style:font-name="Trebuchet MS" officeooo:rsid="001d3067" officeooo:paragraph-rsid="001d3067"/>
    </style:style>
    <style:style style:name="P6" style:family="paragraph" style:parent-style-name="Text_20_body">
      <style:text-properties officeooo:rsid="001a67e3" officeooo:paragraph-rsid="001a67e3"/>
    </style:style>
    <style:style style:name="P7" style:family="paragraph" style:parent-style-name="Text_20_body" style:list-style-name="L1">
      <style:text-properties officeooo:paragraph-rsid="001d3067"/>
    </style:style>
    <style:style style:name="P8" style:family="paragraph" style:parent-style-name="Text_20_body" style:list-style-name="L1">
      <style:text-properties officeooo:rsid="001d3067" officeooo:paragraph-rsid="001d3067"/>
    </style:style>
    <style:style style:name="P9" style:family="paragraph" style:parent-style-name="Text_20_body" style:list-style-name="L1">
      <style:paragraph-properties fo:margin-left="0in" fo:margin-right="0in" fo:text-indent="0in" style:auto-text-indent="false"/>
      <style:text-properties officeooo:rsid="001d3067" officeooo:paragraph-rsid="001d3067"/>
    </style:style>
    <style:style style:name="T1" style:family="text">
      <style:text-properties officeooo:rsid="001bc8ec"/>
    </style:style>
    <style:style style:name="T2" style:family="text">
      <style:text-properties style:font-name="Trebuchet MS"/>
    </style:style>
    <style:style style:name="T3" style:family="text">
      <style:text-properties style:font-name="Trebuchet MS" officeooo:rsid="001d30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al Time <text:s/>Scene Text Localization and Recognition [Neumann, Matas (CVPR 2012)]</text:p>
      <text:p text:style-name="P6"/>
      <text:p text:style-name="P1">This <text:s/>paper addresses the problem of locating and recognizing text from natural images in real time. <text:s/></text:p>
      <text:list xml:id="list8194583860849421494" text:style-name="L1">
        <text:list-item>
          <text:p text:style-name="P2">Compute “extremal regions” (ER) : a region whose boundary pixels have strivtly higher than the region itself.</text:p>
        </text:list-item>
        <text:list-item>
          <text:p text:style-name="P2">A two stage sequential “Sequential Classifier” is employed which selects regions by estimating class-conditional probability p(r | character) </text:p>
        </text:list-item>
        <text:list-item>
          <text:p text:style-name="P2">In the first stage, Real Adaboost classifier is used, with the foll<text:span text:style-name="T1">ow</text:span>ing features:</text:p>
          <text:list>
            <text:list-item>
              <text:p text:style-name="P2">aspect ratio</text:p>
            </text:list-item>
            <text:list-item>
              <text:p text:style-name="P2">compactness </text:p>
            </text:list-item>
            <text:list-item>
              <text:p text:style-name="P2">number of holes </text:p>
            </text:list-item>
            <text:list-item>
              <text:p text:style-name="P2"><text:span text:style-name="T1">h</text:span>orizontal crossings </text:p>
            </text:list-item>
          </text:list>
        </text:list-item>
        <text:list-item>
          <text:p text:style-name="P3">The feature descriptors chosen for the first stage can be computed “<text:span text:style-name="T1">incrementally” </text:span></text:p>
        </text:list-item>
        <text:list-item>
          <text:p text:style-name="P4">Inclusion relation of ER s at all thresholds is used to track the value of p(r | character) </text:p>
        </text:list-item>
        <text:list-item>
          <text:p text:style-name="P4">While selecting ER s local maxima of probability is considered </text:p>
        </text:list-item>
        <text:list-item>
          <text:p text:style-name="P5">In the second stage, SVM with RBF kernel is used classifier, with the following features:</text:p>
          <text:list>
            <text:list-item>
              <text:p text:style-name="P5">Hole area ratio</text:p>
            </text:list-item>
            <text:list-item>
              <text:p text:style-name="P5">Convex hull ratio</text:p>
            </text:list-item>
            <text:list-item>
              <text:p text:style-name="P5">The number of outer boundary inflexion points </text:p>
            </text:list-item>
          </text:list>
        </text:list-item>
        <text:list-item>
          <text:p text:style-name="P7"><text:span text:style-name="T3">The second stage features are computationally expensive</text:span></text:p>
        </text:list-item>
        <text:list-item>
          <text:p text:style-name="P7"><text:span text:style-name="T3">The second stage features are scale invariant but not rotationally invariant. Hence, character rotations are used in the training set.</text:span></text:p>
        </text:list-item>
        <text:list-item>
          <text:p text:style-name="P8"><text:span text:style-name="T2">The detector is incorporated into a system with exhaustive search with pruning.</text:span></text:p>
        </text:list-item>
        <text:list-item>
          <text:p text:style-name="P8"><text:soft-page-break/><text:span text:style-name="T2">Experiments</text:span></text:p>
          <text:p text:style-name="P9"><text:span text:style-name="T2"><text:s text:c="12"/>Obtained results comparable to state of the art on:</text:span></text:p>
          <text:list>
            <text:list-item>
              <text:p text:style-name="P8">ICDAR 2011 Dataset</text:p>
            </text:list-item>
            <text:list-item>
              <text:p text:style-name="P8"><text:span text:style-name="T2">Street View Text Dataset</text:span></text:p>
              <text:p text:style-name="P8"><text:span text:style-name="T2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08:46:08.232072910</meta:creation-date>
    <dc:date>2014-10-14T09:46:45.893498719</dc:date>
    <meta:editing-duration>PT53M35S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2" meta:paragraph-count="24" meta:word-count="229" meta:character-count="1386" meta:non-whitespace-character-count="1178"/>
  </office:meta>
</office:document-meta>
</file>